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2.9965in" fo:margin-top="0.2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0in" fo:margin-right="2.8028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2.0193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.6465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.8898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3.1134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5.1429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3.9728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3.2429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3.4528in" fo:margin-top="0.596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3.95in" fo:margin-top="0.2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4.8898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1.4835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1.4835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2.7827in" fo:margin-top="0.2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2.7827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2.7827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3.7728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3.7728in" fo:margin-top="0.596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3.9898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3.1563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3.1563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3.6228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3.6228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3.6134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.1098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4.8193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3.3693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in" fo:margin-right="2.8398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in" fo:margin-right="3.9862in" fo:margin-top="0.2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in" fo:margin-right="3.9862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0in" fo:margin-right="3.7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in" fo:margin-right="3.6398in" fo:margin-top="0.2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in" fo:margin-right="4.6764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in" fo:margin-right="1.0528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in" fo:margin-right="3.1299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in" fo:margin-right="4.3764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in" fo:margin-right="4.0299in" fo:margin-top="0.596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in" fo:margin-right="2.7429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>
      <style:paragraph-properties fo:margin-left="0in" fo:margin-right="3.0193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0in" fo:margin-right="0.5835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0in" fo:margin-right="5.0563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bold" style:font-name-asian="Arial1" style:font-size-asian="10.5pt" style:font-style-asian="normal" style:font-weight-asian="bold" style:font-name-complex="Arial1" style:font-size-complex="10.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3" style:family="text">
      <style:text-properties fo:font-variant="normal" fo:text-transform="none" fo:color="#000000" style:text-line-through-style="none" style:text-line-through-type="none" style:text-position="sub 58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<text:span text:style-name="T2">.Which of the following line of code to start thread? Class x implements Runnable { Public static void main(String args[]) { </text:span><text:span text:style-name="T3">x run = new x(); </text:span><text:span text:style-name="T2">Thread t = new Thread(run); t.start(); } </text:span><text:span text:style-name="T3">Public void run() { </text:span><text:span text:style-name="T2">}} </text:span><text:span text:style-name="T3">a)line number 4 </text:span><text:span text:style-name="T2">b)line number 5 c)line number 6 d)line number 4,5,6 Answer:d </text:span></text:p>
      <text:p text:style-name="P2"><text:span text:style-name="T1">2</text:span><text:span text:style-name="T2">. Which will contain the body of the thread? </text:span><text:span text:style-name="T1">a)</text:span><text:span text:style-name="T2">run() b)start() c)while creating new thread {new thread()} it will create d)none of the above Answer:c </text:span></text:p>
      <text:p text:style-name="P3"><text:span text:style-name="T1">3</text:span><text:span text:style-name="T2">. Which two of the following methods are defined in class thread? 1. Start() 2. Wait() 3. Notify() 4. Run() </text:span><text:span text:style-name="T1">a)</text:span><text:span text:style-name="T2">start() and run() b)start() c)run() d)all of the above Answer:a </text:span></text:p>
      <text:p text:style-name="P4"><text:span text:style-name="T1">4</text:span><text:span text:style-name="T2">.Assume the following method is properly synchronized and called from a thread A on an object B: wait(2000); </text:span></text:p>
      <text:p text:style-name="P5"><text:span text:style-name="T2">After calling this method, when will the thread A become a candidate to get another turn at the CPU? A. After thread A is notified, or after two seconds. B. After the lock on B is released, or after two seconds. C. Two seconds after thread A is notified. D. Two seconds after lock B is released. Answer:a </text:span></text:p>
      <text:p text:style-name="P6"><text:span text:style-name="T1">5</text:span><text:span text:style-name="T2">.How many thread one from exception mainclass a)is only 1 thread(main thread) </text:span></text:p>
      <text:p text:style-name="P7"><text:span text:style-name="T2">b)more than one c)no one d)none of the above Answer:a </text:span></text:p>
      <text:p text:style-name="P8"><text:span text:style-name="T1">6</text:span><text:span text:style-name="T2">. Start same thread two times t1.start() t1.start() </text:span><text:span text:style-name="T1">a)</text:span><text:span text:style-name="T2">compilation fails, compile time error b)it will start thread only once c)on one will start Answer:a </text:span></text:p>
      <text:p text:style-name="P9"><text:span text:style-name="T1">7</text:span><text:span text:style-name="T2">. Current thread Public class MyRunnable implements runnable { Public void run() { </text:span><text:span text:style-name="T3">//some code </text:span><text:span text:style-name="T2">} </text:span><text:span text:style-name="T3">} Which of these will create and start this thread? </text:span><text:span text:style-name="T2">a)new Thread(new MyRunnable()).start(); b)thread.start() c)new thread().start() Answer:a </text:span></text:p>
      <text:p text:style-name="P10"><text:span text:style-name="T1">8</text:span><text:span text:style-name="T2">.What will be the output of the above Code? class MyThread implements Runnable { public void run(){ System.out.println("Running MyThread"); } </text:span><text:span text:style-name="T3">}// end of MyThread </text:span><text:span text:style-name="T2">class YourThread extends Thread { public YourThread(Runnable r) { super(r); } </text:span><text:span text:style-name="T3">public void run(){ </text:span><text:span text:style-name="T2">System.out.println("Running YourThread"); } </text:span><text:span text:style-name="T3">}// end of YourThread </text:span><text:span text:style-name="T2">public class Test { </text:span></text:p>
      <text:p text:style-name="P11"><text:span text:style-name="T2">public static void main(String args[]) { MyThread t1 = new MyThread(); YourThread t2 = new YourThread(t1); t2.start(); </text:span></text:p>
      <text:p text:style-name="P12"><text:span text:style-name="T2">} </text:span><text:span text:style-name="T3">} A) Running MyThread </text:span><text:span text:style-name="T2">B) Running YourThread C) Running MyThread Running YourThread D) Compilation fails E) Runtime error Answer:B </text:span></text:p>
      <text:p text:style-name="P13"><text:span text:style-name="T1">9</text:span><text:span text:style-name="T2">.What is the result? public class Test { public static void main (String[] args) { new Test().go(); } </text:span><text:span text:style-name="T3">public void go() { </text:span><text:span text:style-name="T2">Runnable r = new Runnable() { public void run() { System.out.print("foo"); } }; </text:span><text:span text:style-name="T3">Thread t = new Thread(r); </text:span><text:span text:style-name="T2">t.start(); t.start(); } } A) An exception is thrown at runtime. B) Compilation fails. C) The code executes normally and prints "foo". D) The code executes normally, but nothing is printed. Answer:A </text:span></text:p>
      <text:p text:style-name="P15"><text:span text:style-name="T1">10</text:span><text:span text:style-name="T2">.What is the output of the below code: class Test extends Thread{ public static void main(String[] args) { Test t = new Test(); t.setName("Thread 0"); t.start(); } </text:span><text:span text:style-name="T3">public void run(){ </text:span><text:span text:style-name="T2">System.out.println(Thread.currentThread().getName()); } </text:span><text:span text:style-name="T3">} A) Thread 0 </text:span><text:span text:style-name="T2">B) main Thread 0 C) Compilation error D) Runtime error Answer:A </text:span></text:p>
      <text:p text:style-name="P18"><text:span text:style-name="T1">11</text:span><text:span text:style-name="T2">.What is the output of the below code: class Test{ public static void main(String[] args) { </text:span></text:p>
      <text:p text:style-name="P20"><text:span text:style-name="T2">new Thread(new Runnable() { @Override public void run() { System.out.println("Thread running"); } </text:span><text:span text:style-name="T3">}).start(); </text:span><text:span text:style-name="T2">} </text:span><text:span text:style-name="T3">} A) Thread running </text:span><text:span text:style-name="T2">B) No output C) Compilation error D) Runtime error Answer: A </text:span></text:p>
      <text:p text:style-name="P21"><text:span text:style-name="T1">12</text:span><text:span text:style-name="T2">.What is the output of the below code: class Test{ public static void main(String[] args) { Thread t = new Thread(); System.out.println(t.currentThread().getPriority()); } </text:span><text:span text:style-name="T3">} A) 1 </text:span><text:span text:style-name="T2">B) 3 C) 5 D) 7 Answer:5 </text:span></text:p>
      <text:p text:style-name="P16"><text:span text:style-name="T1">13</text:span><text:span text:style-name="T2">.What is the output of the below code: public class Test { public static void main(String[] args){ System.out.println(Thread.currentThread().getName()); } </text:span><text:span text:style-name="T3">} A) mainthread </text:span><text:span text:style-name="T2">B) Thread C) main D) currentThread Answer:C </text:span></text:p>
      <text:p text:style-name="P23"><text:span text:style-name="T1">14</text:span><text:span text:style-name="T2">.What will be the output of the program? class MyThread extends Thread{ MyThread(){} MyThread(Runnable r){ super();} </text:span></text:p>
      <text:p text:style-name="P24"><text:span text:style-name="T2">public void run(){ System.out.println("Inside Thread"); }} </text:span><text:span text:style-name="T3">class MyRunnable implements Runnable{ </text:span><text:span text:style-name="T2">public void run(){ System.out.println("Inside Runnable"); }} </text:span><text:span text:style-name="T3">class Test{ </text:span><text:span text:style-name="T2">public static void main(String[] args){ new MyThread().start(); new MyThread(new MyRunnable()).start(); } </text:span><text:span text:style-name="T3">} A) Inside Thread </text:span><text:span text:style-name="T2">Inside Thread B) Inside Thread Inside Runnable C) Does Not compile D) Throw Exception at runtime Answer:A </text:span></text:p>
      <text:p text:style-name="P25"><text:span text:style-name="T1">15</text:span><text:span text:style-name="T2">.Which methods belong to Thread Class a. wait() b. run() c. start() d. notify e. notifyAll() f. interrupt() A) a,b,d B) c,d,e,f C) b,c,f D) b,d,e,f Answer:c </text:span></text:p>
      <text:p text:style-name="P26"><text:span text:style-name="T1">16</text:span><text:span text:style-name="T2">. Assume the following method is properly synchronized and called from a thread A on an object B </text:span><text:span text:style-name="T3">wait(2000); </text:span><text:span text:style-name="T2">After calling this method , when will the thread A become a candidate to get another turn at the CPU? A) Two seconds after thread A is notified B) After thread A is notified or after two seconds C) Two seconds after lock B is released D) After the lock on B is released or after two seconds Answer:B </text:span></text:p>
      <text:p text:style-name="P27"><text:span text:style-name="T1">17</text:span><text:span text:style-name="T2">. Determine the output Int a = 10; Int b = 0; Int c = a/b; SOP(“c”); a)runtime exception b)arithmetic exception c)none of the above Answer:a </text:span></text:p>
      <text:p text:style-name="P28"><text:span text:style-name="T1">18</text:span><text:span text:style-name="T2">.What will be the output of the above Code? class MyThread implements Runnable { public void run(){ System.out.println("Running MyThread"); } </text:span><text:span text:style-name="T3">}// end of MyThread </text:span><text:span text:style-name="T2">class YourThread extends Thread { public YourThread(Runnable r) { super(r); } </text:span><text:span text:style-name="T3">public void run(){ </text:span><text:span text:style-name="T2">System.out.println("Running YourThread"); } </text:span><text:span text:style-name="T3">}// end of YourThread </text:span><text:span text:style-name="T2">public class Test { </text:span></text:p>
      <text:p text:style-name="P11"><text:span text:style-name="T2">public static void main(String args[]) { MyThread t1 = new MyThread(); YourThread t2 = new YourThread(t1); t2.start(); } </text:span><text:span text:style-name="T3">} A) Running MyThread </text:span><text:span text:style-name="T2">B) Running YourThread C) Running MyThread Running YourThread D) Compilation fails E) Runtime error Answer:B </text:span></text:p>
      <text:p text:style-name="P14"><text:soft-page-break/><text:span text:style-name="T1">19</text:span><text:span text:style-name="T2">.What is the result? public class Test { public static void main (String[] args) { new Test().go(); } </text:span><text:span text:style-name="T3">public void go() { </text:span><text:span text:style-name="T2">Runnable r = new Runnable() { public void run() { System.out.print("foo"); } </text:span></text:p>
      <text:p text:style-name="P29"><text:span text:style-name="T2">}; </text:span><text:span text:style-name="T3">Thread t = new Thread(r); </text:span><text:span text:style-name="T2">t.start(); t.start(); } } A) An exception is thrown at runtime. B) Compilation fails. C) The code executes normally and prints "foo". D) The code executes normally, but nothing is printed. Answer:A </text:span></text:p>
      <text:p text:style-name="P17"><text:span text:style-name="T1">20</text:span><text:span text:style-name="T2">.What is the output of the below code: class Test extends Thread{ public static void main(String[] args) { Test t = new Test(); t.setName("Thread 0"); t.start(); } </text:span><text:span text:style-name="T3">public void run(){ </text:span><text:span text:style-name="T2">System.out.println(Thread.currentThread().getName()); } </text:span><text:span text:style-name="T3">} A) Thread 0 </text:span><text:span text:style-name="T2">B) main Thread 0 C) Compilation error D) Runtime error Anser:A </text:span></text:p>
      <text:p text:style-name="P30"><text:span text:style-name="T1">21</text:span><text:span text:style-name="T2">. </text:span><text:span text:style-name="T3">What is the output of the below code: </text:span><text:span text:style-name="T2">class Test{ public static void main(String[] args) { new Thread(new Runnable() { @Override public void run() { System.out.println("Thread running"); } </text:span><text:span text:style-name="T3">}).start(); </text:span><text:span text:style-name="T2">} </text:span><text:span text:style-name="T3">} A) Thread running </text:span><text:span text:style-name="T2">B) No output C) Compilation error D) Runtime error Answer:A </text:span></text:p>
      <text:p text:style-name="P31"><text:span text:style-name="T1">22</text:span><text:span text:style-name="T2">. </text:span><text:span text:style-name="T3">What is the output of the below code: </text:span></text:p>
      <text:p text:style-name="P22"><text:span text:style-name="T2">class Test{ public static void main(String[] args) { Thread t = new Thread(); System.out.println(t.currentThread().getPriority()); } </text:span><text:span text:style-name="T3">} A) 1 </text:span><text:span text:style-name="T2">B) 3 C) 5 D) 7 Answer:5 </text:span></text:p>
      <text:p text:style-name="P16"><text:span text:style-name="T1">23</text:span><text:span text:style-name="T2">.What is the output of the below code: public class Test { public static void main(String[] args){ System.out.println(Thread.currentThread().getName()); } </text:span><text:span text:style-name="T3">} A) mainthread </text:span><text:span text:style-name="T2">B) Thread C) main D) currentThread Answer:C </text:span></text:p>
      <text:p text:style-name="P32"><text:span text:style-name="T1">24</text:span><text:span text:style-name="T2">.Whats is the output of the below code: class Test extends Thread{ public static void main(String[] args) { Vector v = new Vector(3,2); v.add("data 1"); v.add("data 2"); v.add("data 3"); v.removeAll(v); System.out.println(v.isEmpty()); } </text:span><text:span text:style-name="T3">} A) true </text:span><text:span text:style-name="T2">B) false C) compilation fails D) Runtime error Answer:A </text:span></text:p>
      <text:p text:style-name="P33"><text:span text:style-name="T1">25</text:span><text:span text:style-name="T2">.What is the output for the below code ? class Test{ public static void main(String args[]){ try{ System.out.println("one"); </text:span></text:p>
      <text:p text:style-name="P34"><text:span text:style-name="T2">System.exit(0); }catch(Exception e){ System.out.println("two"); } finally{ System.out.println("three"); } </text:span><text:span text:style-name="T3">} } A) one </text:span><text:span text:style-name="T2">B) one two C) one two three D) two three Answer:A </text:span></text:p>
      <text:p text:style-name="P35"><text:span text:style-name="T1">26</text:span><text:span text:style-name="T2">.Given that the current directory is empty, and that the user has read and write permissions, and the following: 11. import java.io.*; 12. public class DOS { 13. public static void main(String[] args) { 14. File dir = new File("dir"); 15. dir.mkdir(); 16. File f1 = new File(dir, "f1.txt"); 17. try { 18. f1.createNewFile(); 19. } catch (IOException e) { ; } 20. File newDir = new File("newDir"); 21. dir.renameTo(newDir); 22. } 23. } Which statement is true? A. Compilation fails. B. The file system has a new empty directory named dir. C. The file system has a new empty directory named newDir. D. The file system has a directory named dir, containing a file f1.txt. E. The file system has a directory named newDir, containing a file f1.txt. A) A B) B C) C D) D E) E Answer:E </text:span></text:p>
      <text:p text:style-name="P19"><text:span text:style-name="T1">27</text:span><text:span text:style-name="T2">.What is the output of the below code: import java.io.*; </text:span></text:p>
      <text:p text:style-name="P36"><text:span text:style-name="T2">class files { public static void main(String args[]) { File obj = new File("/FilesDemo/DemoPrograms"); System.out.print(obj.getAbsolutePath()); </text:span></text:p>
      <text:p text:style-name="P37"><text:span text:style-name="T2">} </text:span><text:span text:style-name="T3">} A) FilesDemo/DemoPrograms </text:span><text:span text:style-name="T2">B) /FilesDemo/DemoPrograms/ C) /FilesDemo/DemoPrograms D) Compilation fails Answer:C </text:span></text:p>
      <text:p text:style-name="P38"><text:span text:style-name="T1">28</text:span><text:span text:style-name="T2">.What is the output of below code, File f = new File("c:\\test\\abc.txt"); System.out.println(f.getName()); A) abc B) abc.txt C) c:\test\abc.txt D) compile error Answer:B </text:span></text:p>
      <text:p text:style-name="P39"><text:span text:style-name="T1">29</text:span><text:span text:style-name="T2">.What will be the result of compiling and run the following code: import java.io.File; public class Test { public static void main(String... args) throws Exception { File myDir = new File("test"); // myDir.mkdir(); </text:span></text:p>
      <text:p text:style-name="P40"><text:span text:style-name="T2">File myFile = new File( myDir, "test.txt"); myFile.createNewFile(); }} </text:span><text:span text:style-name="T3">A) create directory "test" and a file name as "test.txt </text:span><text:span text:style-name="T2">B) java.io.IOException C) Compile with error D) None of the above Answer:B </text:span></text:p>
      <text:p text:style-name="P41"><text:span text:style-name="T1">30</text:span><text:span text:style-name="T2">.A programmer has an algorithm that requires a java.util.List that provides an efficient implementation of add(0, object), but does NOT need to support quick random access. What supports these requirements? A. java.util.Queue </text:span></text:p>
      <text:p text:style-name="P42"><text:span text:style-name="T2">B. java.util.ArrayList C. java.util.LinearList D. java.util.LinkedList A) A B) B C) C D) D Answer: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4" meta:word-count="1479" meta:character-count="9507" meta:non-whitespace-character-count="8028"/>
    <meta:generator>LibreOfficeDev/6.0.5.2$Linux_X86_64 LibreOffice_project/</meta:generator>
  </office:meta>
</office:document-meta>
</file>